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68.7mm"/>
    </style:style>
    <style:style style:name="co5" style:family="table-column">
      <style:table-column-properties fo:break-before="auto" style:column-width="58.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6666"/>
      <style:text-properties fo:color="#8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velopers" table:style-name="ta1">
        <table:shapes>
          <draw:frame draw:z-index="0" draw:style-name="gr1" draw:text-style-name="P1" svg:width="159.81mm" svg:height="90.04mm" svg:x="75.11mm" svg:y="66.94mm">
            <loext:p draw:notify-on-update-of-ranges="Developers.C6:Developers.C9 Developers.D6:Developers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90.05mm" svg:x="243.14mm" svg:y="64.28mm">
            <loext:p draw:notify-on-update-of-ranges="Developers.C6:Developers.C8 Developers.D6:Developers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2" table:default-cell-style-name="Default"/>
        <table:table-column table:style-name="co2" table:default-cell-style-name="ce6"/>
        <table:table-column table:style-name="co4" table:default-cell-style-name="Default"/>
        <table:table-column table:style-name="co2" table:default-cell-style-name="Default"/>
        <table:table-column table:style-name="co2" table:default-cell-style-name="ce6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ver 200 - &gt; 49</text:p>
          </table:table-cell>
          <table:covered-table-cell table:style-name="ce3"/>
          <table:table-cell table:style-name="ce4" table:number-columns-repeated="2"/>
          <table:table-cell table:style-name="ce1" office:value-type="string" calcext:value-type="string" table:number-columns-spanned="2" table:number-rows-spanned="1">
            <text:p>Under 10 -&gt; 1189</text:p>
          </table:table-cell>
          <table:covered-table-cell table:style-name="ce3"/>
          <table:table-cell table:style-name="ce4"/>
          <table:table-cell table:style-name="ce1" office:value-type="string" calcext:value-type="string" table:number-columns-spanned="2" table:number-rows-spanned="1">
            <text:p>10-50 -&gt; 292</text:p>
          </table:table-cell>
          <table:covered-table-cell table:style-name="ce3"/>
          <table:table-cell table:style-name="ce4"/>
          <table:table-cell table:style-name="ce1" office:value-type="string" calcext:value-type="string" table:number-columns-spanned="2" table:number-rows-spanned="1">
            <text:p>50-200 -&gt; 123</text:p>
          </table:table-cell>
          <table:covered-table-cell table:style-name="ce3"/>
        </table:table-row>
        <table:table-row table:style-name="ro2"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5" table:number-columns-repeated="2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5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5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</table:table-row>
        <table:table-row table:style-name="ro2">
          <table:table-cell office:value-type="string" calcext:value-type="string">
            <text:p>bzbarsky@mit.edu</text:p>
          </table:table-cell>
          <table:table-cell office:value-type="float" office:value="1245" calcext:value-type="float">
            <text:p>1245</text:p>
          </table:table-cell>
          <table:table-cell table:number-columns-repeated="2"/>
          <table:table-cell office:value-type="string" calcext:value-type="string">
            <text:p>bmo@rsz.j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biesinger@gmx.a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nn.chen@sun.com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mrbkap@gmail.com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string" calcext:value-type="string">
            <text:p>wicked@sci.fi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elists@atlas.s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cmanus@ducksong.com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ehsan@mozilla.com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string" calcext:value-type="string">
            <text:p>clegnitto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chou@mozilla.co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_kato@ga2.so-net.ne.jp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gal@uci.edu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Over 2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gei_d@fi.tartu.e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effen.wilberg@web.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ayrer@gmail.com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LpSolit@gmail.com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50-2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sac@jwsdot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v1989@gmail.co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mconley@mozilla.com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brendan@mozilla.or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0-5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min76@gentoo.or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schoenick@mozilla.com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khuey@kylehuey.com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Olli.Pettay@gmail.com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Under 1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arenevier@fdn.f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squeella@gmail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bugzilla@standard8.plus.com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mkanat@bugzilla.org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string" calcext:value-type="string">
            <text:p>bhearsum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dwilsh@forerunnerdesigns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uke@mozilla.com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surkov.alexander@gmail.com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tyler@christianlink.u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ellrob@gmail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kinetik@flim.org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dholbert@mozilla.com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cbartley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vid.ascher@gmail.com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tt.woodrow@gmail.com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timeless@bemail.org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bugzillaFred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chal.novotny@gmail.com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ichard.marti@gmail.com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dao@mozilla.com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string" calcext:value-type="string">
            <text:p>edwsmith@adobe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tcho@mitcho.co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nikkel@gmail.com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jorendorff@mozilla.com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unghost@mozilla-russia.or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ixedpuppy@gmail.com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aymond@appcoast.com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vladimir@pobox.com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jhford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yanvm@gmail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jst@mozilla.org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mh+mozilla@glandium.org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string" calcext:value-type="string">
            <text:p>gary@rumblingedge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ugs.mano@sent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stange@themasta.com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longsonr@gmail.com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acrichton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biggar@mozilla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hsan.akhgari@gmail.com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gavin.sharp@gmail.com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tlee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drake@mozilla.co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josh@joshmatthews.net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jfkthame@gmail.com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dhylands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rk@moxienet.co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niko@gmail.com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bjacob@mozilla.com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string" calcext:value-type="string">
            <text:p>onemen.one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r.castelluccio@studenti.unina.i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s2ger@gmail.com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dvander@alliedmods.net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emaijala@kolumbus.f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aws@mozilla.co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onzab.moz@firemni.cz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mano@mozilla.com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doron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jarne@runitsoft.co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spindola@mozilla.com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joshmoz@gmail.com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cls@seawood.or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mose@mozilla.or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VYV03354@nifty.ne.jp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jones.chris.g@gmail.com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trev@gtchat.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sian@gmail.co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rowder@fiverocks.com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mak77@bonardo.net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valastiak@mozilla.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pearce@mozilla.co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jwatt@jwatt.org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benjamin@smedbergs.us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bholley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dw@mozilla.com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w@mozilla.com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hsivonen@iki.fi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laurent@xulfr.or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larkbw@gnome.org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kmelin+mozilla@iki.fi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jmathies@mozilla.com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kliu@mozilla.kailiu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kl@mozilla.co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ntinuation@gmail.com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igor@mir2.org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dev-null@hotmail.co.jp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fredkayser@nl.ibm.co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glek@mozilla.com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bienvenu@nventure.com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tobias.hunge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smith@mozilla.co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hris.double@double.co.nz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peterv@propagandism.org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niederstrasse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clary@bclary.co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gautherie.bz@free.fr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bhackett1024@gmail.com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schranz.m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hammond@skippinet.com.au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camp@mozilla.com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dmandelin@mozilla.com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jothan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zakai@mozilla.co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ak77@supereva.it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mats.palmgren@bredband.net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nsm.nikhil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ntnor.bugzilla@gmail.co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ast@mozilla.com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jwalden+bmo@mit.edu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tobbi.bugs@google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ugmail@lassey.us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karlt@mozbugz.karlt.net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philringnalda@gmail.com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tschneidereit+bmo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ony@ponderer.org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aul@oshannessy.com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masayuki@d-toybox.com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cyu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agarwal@mozilla.co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im.taubert@gmx.de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jmuizelaar@mozilla.com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isaac.aggrey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ndrew.quartey@gmail.co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nndeakin@sympatico.ca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justin.lebar+bug@gmail.com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colin.ogilvie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yang@mozilla.co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obbyholley+bmo@gmail.com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matspal@gmail.com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vitaly.fedrushkov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aronr@us.ibm.co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lassey.bugs@lassey.us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smichaud@pobox.com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db48x@yahoo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sterlin@us.ibm.co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bernd_mozilla@gmx.de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dietrich@mozilla.com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chpe@gnome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ikezoe@mozilla-japan.org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jdaggett@mozilla.com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dbaron@dbaron.org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wolfe@lobo.u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hammond@mozilla.co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isses.mail@home.se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neil@httl.net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ctalbert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ghmind63@gmail.co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ozbugz@karlt.net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mihai.sucan@gmail.com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paolo.02.prg@amadzone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tulagrwl@gmail.co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arkcapella@twcny.rr.com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enndeakin@gmail.com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MaierMan@web.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bienvenu@mozilla.co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avlov@pavlov.net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mounir.lamouri@gmail.com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apierce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uy.pyrzak@gmail.com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etzen@gmail.com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chris@pearce.org.nz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jik@kamens.brookline.ma.u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terribe@vt.edu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dilee@gmail.com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doug.turner@gmail.com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sindrebugzilla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beich@tormail.or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jduell.mcbugs@gmail.com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jonas@sicking.cc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willyaranda@mozilla-hispano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lan@beaufour.d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ed.mielczarek@gmail.com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chen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ian.lu@sun.co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ed@reedloden.com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chen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thanhugg@gmail.co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dleary@mozilla.com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pearl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oe@retrovirus.co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ugs@bengoodger.com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u@rfrn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ichael.wu@mozilla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ounir@lamouri.fr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omas@prip.nu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tjk7@gmail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yk@mozilla.org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straus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wein@mozilla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erv@mozilla.org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shall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yle@nonpolynomial.com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nethercote@mozilla.com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wong3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eon.sha@sun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froyd@mozilla.com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as@basschouten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onzab@allpeers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harparrow1@yahoo.com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helmer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chen@mozilla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quibblyflabbetydoo@gmail.com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ymerkaev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cameron@mozilla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phink@gmail.com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pernova_00@yahoo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ian@mozilla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ugs@pettay.fi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pam@bmo2007.rsz.j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dres@appcoast.co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lorian@queze.net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gzilla@chimpychomp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n.Varga@gmail.co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witte@gmail.com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chael.j.tosh@lmco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zilla@rosenauer.or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aul@mozilla.com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rank@Frank-Becker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witte@stanford.ed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itan@monotonous.org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imono@bug-ja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.mcamafia@linkitup.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m@mcc.id.au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mello@bugzilla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maher@mozilla.co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zilla@Weilbacher.org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umling@adob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1@vingtetun.or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arco.zehe@googlemail.com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cootermorris@comcast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.nethercote@gmail.co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jesup@jesup.org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hpedemont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rin@meer.net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artijn.martijn@gmail.com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ilver@warwickcompsoc.co.u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spiked@gmail.co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icolas.b.pierron@mozilla.com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gs@ryan-jones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o@design-noir.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tor@acm.org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fanh@bluebottl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songathedeveloper@yahoo.co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vilpies@gmail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niel@glazman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erjmoreno@gmail.co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im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speich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no@renevier.ne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olterbugz@gmail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fenniak-moz@mathieu.fenniak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pascutto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anderson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ick.kreeger@park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aborg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ratcliffe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ta+bugzilla@sofarawa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orlander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yg@aryeh.name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chael.monreal@gmx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fredkayser@gmail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irtles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bbyholley@stanford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rislord.net@gmail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elipc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th10sd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goldman@radiantcore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jacek@codeweavers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oincare@ikezoe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ugzilla-mozilla@bkor.dhs.or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imb@mozilla.com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razy-daniel@gmx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n.bucksch@beonex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uriber@gmail.com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gmail@millibyte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airo@kairo.a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ohnath@mozilla.com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jeme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ntasai.bugs@inkedblade.ne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d.bugzilla@gmail.com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on.sol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orian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gor.bukanov@gmail.com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tch_1_2@live.com.a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njamin@python.or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townsend@mozilla.com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averyeo@telus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il@philipp-wagner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taubert@mozilla.com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jarvi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mcbride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wuno@lsvw.d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tefanh@inbox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lian.reschke@gmx.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hilipp@weitershausen.de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udovic@mozillamessaging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archesini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att.woodrow+bugzilla@gmail.com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lorian.haenel@heeen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seward@acm.org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winton@latte.ca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lmari.heikkine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stangl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rettw@gmail.com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age.jonatha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johnson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mo@edmorley.co.uk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anvi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sherk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s@mozilla.com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wiers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vijayan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nnie.sullivan@gmail.com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ristopher.leary@cornell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za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minta@gmail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ris@chrisdecairos.c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56girard@gmail.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andemooij@gmail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rles.wh.cha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an@iangilman.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andry@openbsd.org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leonard.camach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iguyryan@gmail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banner@mozilla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lentin.gosu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ememcc_firefox@graeme-online.co.u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abrice@mozilla.com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bolter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wanno@lycos.n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zweinberg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hu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.qu@queze.ne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aydon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kitch.bug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.matsuu@gmail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demooij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smith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iles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rev.saunders@gmail.com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cdavis941.bugs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lstars.chh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mo2007@rsz.jp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seph.walker+bugzilla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yeh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10n@mozilla.com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sonyeo88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llindira@appcoast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red.wang@free.fr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eckley@qualcomm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nder@mozilla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rrence@mozilla.com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wicked+bz@etlicon.f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chal@allpeers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entnor.bugzilla@yahoo.com.au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lc6@po.cwru.ed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en@stechz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zbarsky@gmail.com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imello@linux.vnet.ibm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rosenberg@mozilla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gmail@asutherland.org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ann_bugzilla@arlen.demon.co.u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ian.liu@sun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jruderman@gmail.com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ason_barnabe@fastmail.f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ragtext@e-vertise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ub@mozilla.com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feng.qian.moz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keeler@mozilla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inn.chen@oracle.com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ook.moz+sites.org.mozilla.bugzilla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teller@mozilla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wu@mozilla.com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suryaismail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gneshhk1992@gmail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rk.finkle@gmail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asiliy.potapenko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lvain.pasche@gmail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eltzner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rcoos+bmo@marcoos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anshebs@earthlink.ne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connor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thep@linux.thai.ne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barrett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walton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k9565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@kylehuey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peterson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darmochwal@gmx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ze@kompozer.ne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dahl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joduin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oller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ugmail@sicking.cc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holley@cs.stanford.ed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gzilla@sherk.me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okoe@kde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rapmachines@gmail.c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atlee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neyuki.s.snyk@gmail.c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wsnyder@snydernet.ne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rioalv.mozilla@gmail.com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iucougar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.folkwilliams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mcnicklebugs@google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gspam.Callek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iles@xiph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rkov@dc.baikal.ru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ebapps@stechz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fred.peng@sun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vin.gadd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ken.spc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dicarlo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lassey@mozilla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jhworkman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ilen.n.jain@gmail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errence@trainedmonkeystudios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wman@mozilla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workma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faust@mozilla.com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npierro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iaoou.wu@oracle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euben.morais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lsky@columbia.edu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unky.argonaut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ob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vinceyang15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brubeck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ev.akhawe+mozilla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ennrp+bmo@gmail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bassi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kristoffersen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oudil.newbie+bugzilla.mozilla.org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herman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wang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chaelkohler@live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design-noir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ant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ice0775@yahoo.co.j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yen@mozilla.com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ardal@gmx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eed@mozilla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arkus.magnuson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iguyryan+bugzilla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etify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lennrp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on.rietveld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spence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erb@leo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ya.meshkova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oofyFr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anedunn@yahoo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icked@etlicon.f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raldes@mozilla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fter.fallou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uma@mozilla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e@alterplast.r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urabhanandiit@gmail.com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eiser@arc.nasa.gov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olo.mozmail@amadzone.org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ar@cray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edric.corazza@wanadoo.fr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bwillis1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oosha.khajeh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atthew@allpeers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ver@mozilla.or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herron+mozilla@fmailbox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nathan.protzenko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efiks@aviary.p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risccoulson@ubuntu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ngel@physics.harvard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x11m.pub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shin1987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drew@ishiboo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oissomag@free.f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ync.processingjs@yahoo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onsmirl@yaho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ugt@dougt.org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lurz24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ones@mozilla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k.miller@auckland.ac.n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krizsanits@mozilla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wsteel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sea.olivera@gmail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odedread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li@maxli.ca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yoqu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mis101@web.d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oliver_yeoh@hot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nt@caspia.com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shepher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jskruitbosch+bugs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rno.@no-log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waara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resi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dilee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ay@ganymede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nsky@redhat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standard8.demon.co.u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pad.borsos@google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sintov@macromedi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skupin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asad@medhas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zer@mozillamessaging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obarnol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greenlay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eb+moz@eschew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stamm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nodelma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griffin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rac99-firefox2@yaho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hsieh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endrik.maryns@uni-tuebingen.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zbugz@dougt.org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ynvich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yearthur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oddw@ActiveState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anuti@gmail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varma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noorenberghe+bmo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butl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viereck@mozilla.com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ith@keithschwarz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kl@redhat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hilip.che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rthomas@gmail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morkel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sterne@mozilla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nthoma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idgeot18@gmail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brosna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aig.topper@gmail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aul.bigga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kezoe@clear-code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che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evin@kmgerich.com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okeefe@alum.wpi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hemsley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uca@members.fsf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kasting@google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orge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rade693+bmo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iarhei.siamashka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iu.bugzilla.3c9f@mail.kailiu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dam@sigterm.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ladow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ojab@ojab.r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wong@pw-wspx.org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z-ian@perix.co.u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silva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liu@code.kliu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usualtears@gmai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igor.bazarny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fung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h.dev0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huang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itenm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coppeard@mozilla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oussamabad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le@arandomurl.com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ennyluck@csail.mit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seyman@linagor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euben.bmo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shi_sunil@in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et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flint@dslr.net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p.1111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dwilsh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oirot.alex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nchfrgg-mozbugs@altern.or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iogo.gm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eremyhu@macports.or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vchan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exp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surend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archy@gentoo.org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raZuB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rving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avid.humphrey@senecac.on.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ee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mannio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flores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nandaku@cisc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org.fritzsche@googlemail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aden@csclub.uwaterloo.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kr@rtfm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tienne@segonzac.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on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ex@crichton.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zilla@babylonsounds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chan+bugzilla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zilla.bugs@alyoung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tai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on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ingerb.dev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green+mozilla@redhat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woo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maug@welho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h@junetz.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ok.moz+mozbz@gmail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atalinn.iordach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v@schonfeld.or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hristineyen+bugs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acob.Bramley@arm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ascalc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mail.mozilla@staktrace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boris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ladd@bugzilla.or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ya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imono@mozilla.gr.jp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eblop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ed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rian.carpent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ckw@panix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walkowski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yner@brianryner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ta88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zilla@mcsmurf.d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plewako@aviary.p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ffen.imhof@google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ancus@off.n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off@darktrojan.ne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lokep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horak@redhat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hilipp@bugzilla.kewis.c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ofigueres@yahoo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glob.com.a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tchell.field@live.com.au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emi_zara@mac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owderbt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uillomovitch@zarb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fernandom2004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vrb@novel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ppos@weppos.ne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tlist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wright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rbingersys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yan@ryanflint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baetz@acm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phen@noved.or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d.goose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pernova00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upert@handfordonline.plus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apyhamhocks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ebsite@bugzilla.bug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al@xbl.bug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am@robots.org.u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omingcn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ugo.seabrook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menzie@us.ibm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schoening@am-soft.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is.caspar+bz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thesuckiestemail@yahoo.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ev.moz@adblockplus.or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arcldl+mozbugs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wayne@translate.org.z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wtchang@redhat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biesinger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erfa@email.i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s@page.c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aito@densan.co.j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illon@redhat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hofmann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ll@wg9s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hz@altlinux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hilbaseless-firefox@yahoo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wuest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rley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ugar.waffle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ann_bugzilla@blueyonder.co.u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lqahira@ardisson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brown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hutdown@flash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ezreel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onny.perinke@gmx.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hishekp.bugzilla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tuart.morgan@alumni.case.ed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hinc@sohu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philip@zaynar.demon.co.u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winton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rich@rd.gen.n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gzilla2007@duellmann24.ne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ozbugzilla@velox.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stdave@bugzilla.or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gandalf@aviary.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jschult@verizon.ne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lkaantimat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speiche@us.ibm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karunasagark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nyromyr@tprac.d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asse@jasajudeju.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zilla@kaply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jet@adob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uukka.tolvanen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pgritti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ssop.bugzilla@blueprintit.co.uk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imon@sxw.org.u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ish@flock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ittysix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echrazy.Yang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ruce@hoult.or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sa141421356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harthur@mozilla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d1337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ddons@glaxstar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veditz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itan@ascender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s.martian+bugmail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Seno.Aiko@liv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yler.downer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red.jen@web.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rgeyreym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cliss@adob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johnston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ugzilla@jesperkristensen.d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herrera@oniric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mleibovic@mozilla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fitzgerald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roystig@cs.stanford.ed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risugari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jeter@ripleycable.ne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eterson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ashie@clear-code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dahl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ordpixel@mac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schneidereit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lsumar@mozilla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addee.tyl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felipe.sanches@gmail.co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am@nostrum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byronm@stanford.ed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han.charlez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emanuel.hoogevee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rly.molte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46b@gulli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manuele.cost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kosverschor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jesup@wgat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ularylauren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ncent.Lamotte@ensimag.imag.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@mozilla-enigmail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zu.han.chang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w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.rayflood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garf2002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diehl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cole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@jbuckley.c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uku_regs@yahoo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matsakis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devel@vogtner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ntiago.gimen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kalski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bien.cellie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urali.sr92@yahoo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rangedaylily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ey.blacksmith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seph.k.olivas@inte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ias.juntune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llanikumara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ljev@o2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ookveeray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christophkerschbaume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liu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mh@chollian.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faustbm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ejoevicto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avicat201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omas@thomasy.tw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th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cal.bugzill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ransch.contac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rtmail-bugzilla@yahoo.i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che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bias.netzel@google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hei.yoshino.bugs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chrispederic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fullhart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.woods@optusnet.com.a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ll.guaraldi@pculture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.p.baker@bristol.ac.u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redivo@floc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bertels+bugzill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ro@p.club.ne.jp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dangoor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.ascheberg@gmx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dovic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ers@geeksbynature.d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ramak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bert.sablonnier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nkha9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isi@piksla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wenger@qualcomm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irefox@poczta.neostrada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bro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nnor.beha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mund@belfordh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@sigxcpu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onley@mozillamessaging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pera.wang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eepriya1111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demarco@zoominterne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edric.caron@citycable.ch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bd@dbc.d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ell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durthaler@sbcglobal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bezzala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sie.clarkson@planningportal.gov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imono+bug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iuste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ckodi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zabgab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bodomerl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lob@glob.com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trom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tyson@redha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ksandr.v.tereschenko@linux.int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inis_Jonitis@exigengroup.lv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oy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valchuk77@list.r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qualon@aquachan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R.Gardin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ri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nnes.mb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.herman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st@yecc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vin@pics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rai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no.Aik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trolller.3d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ynas@open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keM@RetekSolutions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g@free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mith15@learn.senecac.on.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cooper@deadsquid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mith15@littlesvr.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@songbirdnes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lar@neteas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.taylor@cl.cam.ac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@luyer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dx@users.sourceforg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amposdecampo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kumar@sta.samsu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g@openpav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frisc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ul.rouge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esley-johnston@uiowa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gues.fourni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meneze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ade@comcas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menzg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sdaniels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schew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ctorchu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ke.kaplinskiy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@grommi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lson@bolyard.m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@comod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ssamm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eev.tarantov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dyas@zecador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gl@chromium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wshilliday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bhishekb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wagner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vinjla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elgadis@mailinator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yakawa.m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harper60@hot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bug@ml.breakpoint.cc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lmar.ludwig@uos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artml@wp.p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ngbackbsd@hot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isu@styl.us.t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leary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@Net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-bugs@micahscomputi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rkov.ego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mozilla.org@solsort.d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cia@mozilla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gion@altlinux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wstop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glione.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gw40k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johnson@redneon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te009+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g-mozilla@jag.dreamhos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pr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ky@activestat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oan.teboul@ensimag.imag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ssralf+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melve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spam.kotarou.don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oudharypranay@liv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@adamrosenfield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dsrzf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ndervv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arcottuli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bhishekkumarsingh.cs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pmdisguise-otros@yahoo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iram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im.project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holbert+bm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kohler@linux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gerio.rag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dvark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lix.the.cheshire.ca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rabu@ti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ckyekaiqi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ph9753@yahoo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sela@tid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naud.bienn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nicholso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clark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hammel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phen.moehl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anb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outenot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tte.kemppila@iki.fi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goodwi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hitsinha25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l.aloni.i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ac@tid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desaulnier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mm537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bugs@lindenbergsoftwar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he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viecco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parson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igre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ule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mkn85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.hun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od.narveka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lmendezbonini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banier@adob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las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ssop@blueprintit.co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athan_haas@web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ustin-bugzilla@dolsk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ek.stepie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dux@splintered.co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etea@jhu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oullet.marc@wanadoo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jonn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arun2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fink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bertel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idenosuke@hidenosuk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kon@lucidfox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uoo2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venfurnac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mmac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laas1988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game-poin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becerra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bri.bes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z@scntt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le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nniger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t.light@live.com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newma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ilkr24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wein2009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@danwendorf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yearthur+bug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eo.chevalier1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ennyheato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andhanaa9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ylesd1@msu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cture9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athan@speedbreez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itzge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ail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.brunschwig@gmx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bienvenu@sbcglobal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walden+fxhelp@mit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iedel@translate.org.z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biro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vakrishna@synov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loiseleur@linagor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el.renon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keshi2@users.sourceforg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seerror@lehigh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enzed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chmid-thomas@gmx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imantaea_mirabilis@yahoo.co.jp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ekacheka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winton@mozillamessagi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@jamesh.id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theia2@fastmail.f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z@kth.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chaeopteryx@coole-files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andreasn.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esse@erlbau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report@peshkin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udolf.ramler@scch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toomuchblu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joostdevalk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zilla@siklo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geldreich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@redux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el@red-be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tlst@sonic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corri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ggy+bugzilla@et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kj@nox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@lu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maia@async.com.b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m@yoyodyn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slobodin@yande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llilleh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@schuilenbur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lawson-mozilla@bovin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Hay@plani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ebmaster@eclips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displagu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lliotte_martin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urye8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fu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bat2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cwhat+mozillabugs@ger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ncsd@linux.vnet.ib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alf.hildebrandt@charite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.v.taylor@leedsmet.ac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llpf55@sbcgloba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1.wurblzap@spamgourme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ric.Olson@ad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.thomas@valuecli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ttedmag@altlinu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aron@larsonsonlin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naware+bugzilla+mozilla+o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jpc@circlesof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omas.ehrnhoefer@tasktop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rzysdrewnia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@batkin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thurpb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anisimov@inbo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veek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marshal@yahoo-inc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gl-mozilla@otherwiz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aeme@chromospher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joern@j3e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darap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bombca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chen.wiedman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m.mozilla@rjbs.manx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yp@balabit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w@gn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ei.Volkov@softlyn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c@wush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mmanuel.seyman@club-internet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kjer@netinsigh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.org@tower-ne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t@yadt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ersho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green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-mozilla@vitters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ttlecritter@nasqu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il.parkwaycc.co.uk@bluebott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pm@dna.f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davis@nsisoft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qahira@mindsprin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ny@greyfirst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lock@eirco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nesh.mo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utheri@noos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tecnocod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h@gland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ng.qi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qmq87@web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ini@youo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smir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heib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smarinier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iacomo.magnini@portalis.i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y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-higuti@gray.plala.or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erald_leder@gmx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els.leenhe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n.le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petewarde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shihiro@turbolinux.co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lange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lasen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ill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lk@debian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lan@lange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mh@aybabtu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.shoemaker@co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an.ew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bardwel@cur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as.schouten@joo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uenther@ruderspor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emystic.c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eneral@widget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wmw2@infradead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muel@sieb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mob@daniel-kraf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ltigerszha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vl@exedo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lmatt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tian.haberstro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moehle@comcas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gaul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.bain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brielsjobe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it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telgeuse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emit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lamingice@sourmil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.vanklaveren@student.utwente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quiteajol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use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@fastolf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iumali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c@petit-huguenin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.boelzle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evin.bugzilla@atkinson.dh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smull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anec@ActiveStat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stralstor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wfreo@tpgi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ubys@intertwingly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ant@kix.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wsnyder@insightbb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ster@tester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rnard.alleyss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pamtest@littlesvr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_tim2000@mail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ossral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holst@students.cs.uu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b@cale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on.sh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ayjay@poczta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yuyoung.kim@samsun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th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fleischer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lin@theblake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wsmail35@ao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sti.redl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gt.erik.soderstrom@tel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zjjgo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CWed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rkweav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guts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kasblak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luisdelaros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s@pearlcrescen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dekorte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bunton@fastmail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nchfrgg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mon.bugzilla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nist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lvain.spinelli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dschuh@us.ib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+mozilla@triendl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raj.razick@collabora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vh@pvh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ninet@wanadoo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sesek@bluestatic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flu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en@emweb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ok@songbirdne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bos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ceanl@vt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eu@sugarlab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kygrts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k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.dy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king@maeth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ssandro.cogliat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ywoo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@schlee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nnis@ausil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raithlik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ovassat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sulliva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@juff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.mo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nrad@metadeck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-bugzilla@outofhanw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colas.justin@opentru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len.beasley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akko.kiviluoto@dig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rbheek.chauh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ulieni@microsof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p@redfish-solution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dicke@learn.senecac.on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ill.lancashire@o2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krem.tomu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ithraprabha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_poro@porotal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uruoka@colorlessplane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pe.deryck@cs.kuleuven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hew.gert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@oil21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luepengu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gnerg@uci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@mip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hadgara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rang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-mozilla@vendor.thewrittenwor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winchel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eles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woodrow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liff@snipe444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as.wictor@xcerio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+ben@benjam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ong.wu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rry.li@pagefreedo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ou@clear-cod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icow@chrom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rentin.char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lpo.ruotsalainen@movia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portbas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demooij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nno@hboeck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rkka.danger.karenlamp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m@chrom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wti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rew@zitnay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ibozav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nkhemmi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ger.wang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metrical+f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mnchen+b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angpierc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n_tseng15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.miche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ltimouo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vensp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edric.vincent@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icor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linkmauv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edhatter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tomwuttk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ric.hennigan@uci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azuki.oht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naopensourc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i@mverse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laes@plae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olanm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_j_rob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johns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tthew@trebe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uff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lausernst2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toph.diehl@xophd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nemo@minimum.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go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lekim1@illinois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wwater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ahan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ex@cs.utexas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dd.zurcher@motoro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zacu.daniell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de.camer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nlinevishn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pecam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nodevwiz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igelbab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jax16384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ek@lcd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insley.Cho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reenidim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lachanc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ghann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loshig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flanaga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mos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obinj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us@martiusweb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scordova87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5m5.d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nnomotiv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gupta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_arceri@yaho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itya@adityabhat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ati.sag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koleszar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ujtaba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lackhole@herhu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olfgang@germund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ryptooctoploi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figuiere@teaser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tti@haapala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reitmai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haledhosny@eglu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ttofriend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ldho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nagiotis.koutsourak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n.bambach@hot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bs85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u.b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+mozilla@aldan.algebr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eg.kar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lop2plopplo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.kotlenga@sims.p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mie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u@mip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c.seifri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cwhat@ger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ras.mozilla@gle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wmya.ravid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vita.seetaraman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hagger@alum.mit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stuff@mikek.d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hinker@codemud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ack-bugzilla@urandom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lenesok007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rey@kb1pkl.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@phhar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adamsk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ca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iellevin2607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mo2010@ilia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ssfre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@krelli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taylor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ichard@vdber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ncoiswa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kw1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yalo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reavy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ke.holzing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llavikumarijh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rdcorerisi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em_koenraadt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engkang2011@u.northwestern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andr.jenaldi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cheng@gmx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owdown34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ice.lieuti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williampowe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erre@brin-de-toil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id.humphrey@senecacollege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jt+mozilla@tls.msk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el104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pearl@endofunctor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v.akhaw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nedeleg@yahoo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shriram18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bugz@mailinato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llot.zo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hn@nextraweb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enschilstr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ckay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lliam@intaglio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ssandro.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ib123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elix_moeller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eanDer13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y@benton.eu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davidbienvenu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cperez@tid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liu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catolin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ichenko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nay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theriault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ames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.vogt@itwm.fraunhofer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imdream+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vol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fowl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ix.ds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chie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dz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thony@ricaud.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zche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mt.alexandr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as.dainove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jimenez@gfi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oudil.newbie+b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svelt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hu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fhaddad@ucsd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ck.cart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tsa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wenruzick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tm@tech.email.ne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olec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@rednaks.t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livier.pis.langlois@transport.alsto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brjp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aog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epl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mc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sidd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@ssinger.inf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atalin.usurelu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ed@mielczarek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hilippurye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idsgoldbe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howi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ven@silveroran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g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adking@luesh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ngdong.cui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aaborg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panish@evangelism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st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oney.li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@gozer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entnors_dogs234@yaho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niher@softcatal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glenn@radiantco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blo@fliagreco.com.a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elnackm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tschre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ledz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ula@reelnewme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ap@haitsm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eruder@ks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agiorgio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eitaka@blarg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bert.gajewsk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ichwklein@mchs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mecuval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_peterson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akadu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amsplug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cksmernov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oodwill.mozilla.bugzilla@webhipp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ndrey@gromyko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asic@mozdev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.fran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ia-Qin.Shi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haas@airmai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illepohjanheimo+bugzilla@fastmail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jasnapak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.lin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muel.sidl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yt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enoit.leseu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xf@magma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olv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n321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ift.them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jduav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tc4ua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ngfocu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nari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rwan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erBl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-bugs@maltekraus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el.gutierre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gege@lege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dds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cob@87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s@krickelkracke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ehudab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fette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agner.sim88@web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rasyti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uso.baleato@xunta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erto.estrada@yahoo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william.jon.mccan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ubert@hubertgajewsk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rusader@dc3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son@alioth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rac99-firefox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mgregor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ftturnsolutions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uno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mi.schieber@trustee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qheaden@phaseshiftsoft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noorenbergh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ckmf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chner.johannes@gmx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owserj@unbc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o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dd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.topal@redroni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m.gl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rk@Tele2.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yljerry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k@mickweis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eg.mosher@av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mes-p@moving-pictu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rancesco.lodol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kunk@iSKUNK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and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xtension.compatibility@firefox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el.monreal+mo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martel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zo@ies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gway12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cerdeir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fligta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evee.mozilla@veek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oop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rcha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guel.ojeda.sandon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oN_Kamikaze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higab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en@klbproduction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wsome@ya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pirit5555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cvrcek@mozilla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astairrob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ff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tin.vGagern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vtanase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lo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l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louserw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o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felk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jesh310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astair@ajor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rshu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orsh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nzomatri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gvale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yberscorpi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.lakatos@softvision.r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ynodino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deuban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iers@eightytw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free73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wenjonesuk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u3coug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wenccarpent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rtp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adib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zha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3n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walk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wen@owencoutt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les@userboun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mc@gyra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fengler4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mweizho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hlomif@shlomifish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xabolcs@maffia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nis.rotno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osy10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rach.c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sk.3393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ncibonfi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soft@hardcoded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c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ev.nib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klotz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mgmo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bio2008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macd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ura.zenevic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bert@accettur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Ihrig@thunderbird-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.rouillard@lapost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sslow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kmelin+bmo@iki.f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rgami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mozilla@rjb.za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.hendriks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achmor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efan.rijnhart@milieudefensie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.ey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tomli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mmy.fd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cow@w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trick.bugs@wagstro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rometeo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arkushossner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wiggins@qualcom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ristianha1111@aon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.mozilla.org-1@chsc.d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mil.ebiro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uraine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ielawski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_en-gb@tyndall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unil@synov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oybagg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ozilladev@fstsof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ionel@mamane.l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onna.ober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kfitzner@excelci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schroeder@mozilla.x-h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ozwye@dodgi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yuenhoe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orin.sav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lexx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stillman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ulysse@email.i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lja_sekler_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gger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ristikle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arasyte@kodewer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ccounts@nagurny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ueller8@gmx-top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readnau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zhang918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lissner@michaeljaylissne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reenrecycleb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anmoesen_=-bugzilla-=+spamtrap@moesen.n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nehalmistry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crende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molejv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tacy@million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_at_mozilla@peteru.dnsalias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uckydog_1@qq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ln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urko.gospodnetic@pke.h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ossi@hutzlprec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ve@briks.s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rdoklei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planet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michal.stanke@mikk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rq@akl.l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agosr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ds@aueb.g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goz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dan.callah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samuel.mueller@leven.c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runga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estesp@fastmail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jhopkin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heliosbry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ugzilla@firehack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wjohnston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axelg@gofree.indigo.i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zeyufl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briks.s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 table:number-rows-repeated="104738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Developers.A1:Developers.B165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01:04:16.000364787</dc:date>
    <meta:editing-duration>PT11M3S</meta:editing-duration>
    <meta:editing-cycles>1</meta:editing-cycles>
    <meta:document-statistic meta:table-count="1" meta:cell-count="332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circle" chart:style-name="ch1">
        <chart:legend chart:legend-position="end" svg:x="13.825cm" svg:y="3.456cm" style:legend-expansion="high" chart:style-name="ch2"/>
        <chart:plot-area chart:style-name="ch3" table:cell-range-address="Developers.C6:Developers.D9" chart:data-source-has-labels="column" svg:x="0.319cm" svg:y="0.18cm" svg:width="13.187cm" svg:height="8.645cm">
          <chartooo:coordinate-region svg:x="2.591cm" svg:y="0.182cm" svg:width="8.643cm" svg:height="8.643cm"/>
          <chart:axis chart:dimension="x" chart:name="primary-x" chart:style-name="ch4" chartooo:axis-type="auto">
            <chartooo:date-scale/>
            <chart:categories table:cell-range-address="Developers.C6:Developers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velopers.D6:Developers.D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ver 200</text:p>
                <draw:g>
                  <svg:desc>Developers.C6:Developers.C9</svg:desc>
                </draw:g>
              </table:table-cell>
              <table:table-cell office:value-type="float" office:value="49">
                <text:p>49</text:p>
                <draw:g>
                  <svg:desc>Developers.D6:Developers.D9</svg:desc>
                </draw:g>
              </table:table-cell>
            </table:table-row>
            <table:table-row>
              <table:table-cell office:value-type="string">
                <text:p>50-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-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Under 10</text:p>
              </table:table-cell>
              <table:table-cell office:value-type="float" office:value="1189">
                <text:p>1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circle" chart:style-name="ch1">
        <chart:legend chart:legend-position="end" svg:x="13.853cm" svg:y="3.706cm" style:legend-expansion="high" chart:style-name="ch2"/>
        <chart:plot-area chart:style-name="ch3" table:cell-range-address="Developers.C6:Developers.D8" chart:data-source-has-labels="column" svg:x="0.32cm" svg:y="0.18cm" svg:width="13.213cm" svg:height="8.646cm">
          <chartooo:coordinate-region svg:x="2.604cm" svg:y="0.181cm" svg:width="8.645cm" svg:height="8.645cm"/>
          <chart:axis chart:dimension="x" chart:name="primary-x" chart:style-name="ch4" chartooo:axis-type="auto">
            <chartooo:date-scale/>
            <chart:categories table:cell-range-address="Developers.C6:Developers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velopers.D6:Developers.D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ver 200</text:p>
                <draw:g>
                  <svg:desc>Developers.C6:Developers.C8</svg:desc>
                </draw:g>
              </table:table-cell>
              <table:table-cell office:value-type="float" office:value="49">
                <text:p>49</text:p>
                <draw:g>
                  <svg:desc>Developers.D6:Developers.D8</svg:desc>
                </draw:g>
              </table:table-cell>
            </table:table-row>
            <table:table-row>
              <table:table-cell office:value-type="string">
                <text:p>50-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-50</text:p>
              </table:table-cell>
              <table:table-cell office:value-type="float" office:value="292">
                <text:p>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